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EditarTendencias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de un plebiscito y luego de otra de otro plebiscit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de un plebiscito y luego de otra de otro plebiscito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 diferente</text:p>
          </table:table-cell>
          <table:table-cell office:value-type="string">
            <text:p>Seleccionar un plebiscito diferente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 diferente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CP-05</text:p>
          </table:table-cell>
          <table:table-cell office:value-type="string">
            <text:p>No hay defectos. El cambio fue se planifico.</text:p>
          </table:table-cell>
        </table:table-row>
        <table:table-row table:style-name="ro1">
          <table:table-cell office:value-type="string">
            <text:p>Cambio:</text:p>
          </table:table-cell>
          <table:table-cell office:value-type="string">
            <text:p>Al volver de ventana de edición la lista de selección no recuerda cual <text:s/>plebiscito fue seleccionad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y luego de otra, ambas de un mismo plebiscit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y luego de otra, ambas de un mismo plebiscito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Tendencia diferente</text:p>
          </table:table-cell>
          <table:table-cell office:value-type="string">
            <text:p>Se debe seleccionar de nuevo el mismo plebiscito y después seleccionar otr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y luego se muestra va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y luego se muestra vacia</text:p>
          </table:table-cell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 table:number-rows-repeated="104850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ditarTendencias - ESCAlternativo01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Llenar todos los campos</text:p>
          </table:table-cell>
          <table:table-cell office:value-type="string">
            <text:p>Llena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 con el ultimo nombre ingresad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 con el ultimo nombre ingresado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r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ambiar el nombre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 con el ultimo nombrey descripción ingresad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 con el ultimo nombrey descripción ingresados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ambiar el nombre</text:p>
          </table:table-cell>
        </table:table-row>
        <table:table-row table:style-name="ro1">
          <table:table-cell office:value-type="string">
            <text:p>Cambiar Descripción</text:p>
          </table:table-cell>
          <table:table-cell office:value-type="string">
            <text:p>Cambiar la descripci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r nueva tendencia con todos los campos llen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r nueva tendencia con todos los campos llenos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r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Llenar campos no obligatorios</text:p>
          </table:table-cell>
          <table:table-cell office:value-type="string">
            <text:p>llenar resto de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r nueva tendencia con todos los campos llenos con el ultimo nombre y descripción ingresad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r nueva tendencia con todos los campos llenos con el ultimo nombre y descripción ingresados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ambiar el nombre</text:p>
          </table:table-cell>
        </table:table-row>
        <table:table-row table:style-name="ro1">
          <table:table-cell office:value-type="string">
            <text:p>Cambiar Descripción</text:p>
          </table:table-cell>
          <table:table-cell office:value-type="string">
            <text:p>Cambiar la descripción</text:p>
          </table:table-cell>
        </table:table-row>
        <table:table-row table:style-name="ro1">
          <table:table-cell office:value-type="string">
            <text:p>Llenar campos no obligatorios</text:p>
          </table:table-cell>
          <table:table-cell office:value-type="string">
            <text:p>llenar resto de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</table:table>
      <table:table table:name="EditarTendencias - ESCAlternativo02" table:style-name="ta1" table:print="false"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campos no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</table:table>
      <table:table table:name="EditarTendencias - ESCExcepcional" table:style-name="ta1" table:print="false">
        <table:table-column table:style-name="co5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 y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office:value-type="string">
            <text:p>Llenar campos obligatori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2:24:57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0:54</meta:creation-date>
    <meta:editing-duration>PT34M39S</meta:editing-duration>
    <meta:editing-cycles>19</meta:editing-cycles>
    <meta:generator>LibreOffice/3.6$Windows_x86 LibreOffice_project/58f22d5-270d05a-e2abed1-ea17a85-9b5702</meta:generator>
    <meta:initial-creator>Ariel Mora</meta:initial-creator>
    <dc:date>2013-06-23T23:52:23.94</dc:date>
    <meta:document-statistic meta:table-count="4" meta:cell-count="379" meta:object-count="0"/>
    <meta:user-defined meta:name="Info 1"/>
    <meta:user-defined meta:name="Info 2"/>
    <meta:user-defined meta:name="Info 3"/>
    <meta:user-defined meta:name="Info 4"/>
  </office:meta>
</office:document-meta>
</file>